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aDataAccessException.MetaDataAccess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AccessException.MetaDataAccess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